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4.4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3.9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3.101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0.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cm" svg:height="2.8cm" svg:x="7.4cm" svg:y="3.2cm">
          <text:p text:style-name="P1">Game.c</text:p>
          <text:p text:style-name="P1">Main progra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cm" svg:height="3.6cm" svg:x="1cm" svg:y="8.2cm">
          <text:p text:style-name="P1">Print.c</text:p>
          <text:p text:style-name="P1">Displ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5cm" svg:y1="6cm" svg:x2="3.35cm" svg:y2="8.2cm" draw:start-shape="id1" draw:start-glue-point="2" draw:end-shape="id2" draw:end-glue-point="0" svg:d="M9850 6000v1100h-6500v1100" svg:viewBox="0 0 6501 2201">
          <text:p/>
        </draw:connector>
        <draw:custom-shape draw:style-name="gr4" draw:text-style-name="P1" xml:id="id3" draw:id="id3" draw:layer="layout" svg:width="5cm" svg:height="3.5cm" svg:x="7.1cm" svg:y="8.2cm">
          <text:p text:style-name="P1">Physics.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5cm" svg:y1="6cm" svg:x2="9.6cm" svg:y2="8.2cm" draw:start-shape="id1" draw:start-glue-point="2" draw:end-shape="id3" draw:end-glue-point="0" svg:d="M9850 6000v1100h-250v1100" svg:viewBox="0 0 251 2201">
          <text:p/>
        </draw:connector>
        <draw:custom-shape draw:style-name="gr5" draw:text-style-name="P1" xml:id="id4" draw:id="id4" draw:layer="layout" svg:width="4.4cm" svg:height="3.1cm" svg:x="13.1cm" svg:y="8.6cm">
          <text:p text:style-name="P1">Sound.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5cm" svg:y1="6cm" svg:x2="15.3cm" svg:y2="8.6cm" draw:start-shape="id1" draw:start-glue-point="2" draw:end-shape="id4" draw:end-glue-point="0" svg:d="M9850 6000v1300h5450v1300" svg:viewBox="0 0 5451 2601">
          <text:p/>
        </draw:connector>
        <draw:custom-shape draw:style-name="gr6" draw:text-style-name="P1" xml:id="id5" draw:id="id5" draw:layer="layout" svg:width="3.601cm" svg:height="2.8cm" draw:transform="skewX (0.0178023583703422) rotate (0.0178023583703422) translate (7.8cm 14.064cm)">
          <text:p text:style-name="P1">Animation.c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cm" svg:y1="11.7cm" svg:x2="9.6cm" svg:y2="14.032cm" draw:start-shape="id3" draw:start-glue-point="2" draw:end-shape="id5" draw:end-glue-point="0" svg:d="M9600 11700v2332" svg:viewBox="0 0 1 2333">
          <text:p/>
        </draw:connector>
        <draw:custom-shape draw:style-name="gr7" draw:text-style-name="P1" xml:id="id6" draw:id="id6" draw:layer="layout" svg:width="4.7cm" svg:height="1.9cm" svg:x="13.7cm" svg:y="2.2cm">
          <text:p text:style-name="P1">Game.h</text:p>
          <text:p text:style-name="P1">Structures et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5cm" svg:y1="3.2cm" svg:x2="16.05cm" svg:y2="4.1cm" draw:start-shape="id1" draw:start-glue-point="0" draw:end-shape="id6" draw:end-glue-point="2" svg:d="M9850 3200v-501h3150v1902h3050v-501" svg:viewBox="0 0 6201 1903">
          <text:p/>
        </draw:connector>
        <draw:custom-shape draw:style-name="gr8" draw:text-style-name="P1" draw:layer="layout" svg:width="1.3cm" svg:height="0.9cm" svg:x="3.5cm" svg:y="20.9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9cm" svg:y1="23.3cm" svg:x2="3.7cm" svg:y2="23.3cm">
          <text:p/>
        </draw:line>
        <draw:custom-shape draw:style-name="gr10" draw:text-style-name="P1" draw:layer="layout" svg:width="1.2cm" svg:height="0.5cm" svg:x="6.2cm" svg:y="22.8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6cm" svg:y1="22.7cm" svg:x2="12.6cm" svg:y2="2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5:43:48.956628153</meta:creation-date>
    <dc:date>2017-10-12T16:25:22.466287659</dc:date>
    <meta:editing-duration>PT2H52M51S</meta:editing-duration>
    <meta:editing-cycles>2</meta:editing-cycles>
    <meta:generator>LibreOffice/5.2.0.4$Linux_X86_64 LibreOffice_project/20m0$Build-4</meta:generator>
    <meta:document-statistic meta:object-count="15"/>
  </office:meta>
</office:document-meta>
</file>